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text-position="" style:font-name="Cambria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Cambria" fo:font-size="11pt" style:font-size-asian="11pt" style:font-size-complex="11pt"/>
    </style:style>
    <style:style style:name="T3" style:family="text">
      <style:text-properties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5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19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– dla losowej macierzy kowariancji elipsy powiiny być “po skosie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– trzeci plot powinien być elipsą (zmienna “table” jest dobrze zrobiona, ale trzeba poprawić wywołanie plot)</text:p>
          </table:table-cell>
          <table:table-cell table:style-name="ce1" office:value-type="string" calcext:value-type="string">
            <text:p>do poprawy – plot powinien być elipsą (zmienna “table” jest dobrze zrobiona, ale trzeba poprawić wywołanie plot)</text:p>
          </table:table-cell>
          <table:table-cell table:style-name="ce1" office:value-type="string" calcext:value-type="string">
            <text:p>do poprawy – jak poprzedni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string" calcext:value-type="string">
            <text:p>do poprawy</text:p>
          </table:table-cell>
          <table:table-cell table:number-columns-repeated="2"/>
          <table:table-cell office:value-type="string" calcext:value-type="string">
            <text:p>do poprawy</text:p>
          </table:table-cell>
          <table:table-cell table:formula="of:=SUM([.B4:.BI4])" office:value-type="float" office:value="68" calcext:value-type="float">
            <text:p>68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19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pytanie jest o bias <text:span text:style-name="T3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wciąż przerobić rysunki, zaznaczyć kropki (jak w podanym linku)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?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 wyjaśnienia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Andrzej G. (stan na 1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należy wytłumaczyć różnice “w pionie”, tzn. dla różnych parametrów C; różnice “w poziomie” są dobrze wytłumaczone (każdy obrazek przypomina jedną z cyfr, ponieważ reprezentuje wagi, które służą do rozpoznawania właśnie tej cyfry), natomiast w zadaniu chodzi o wskazanie różnic pomiędzy nauczonymi modelami, gdy stosowano różną regularyzację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 <text:span text:style-name="T1">dla każdego k</text:span><text:span text:style-name="T2">, mea powinno być tym, czego średnio nauczy się model, jeśli uczymy go wielokrotnie na różnych zbiorach treningowych (a więc całą funkcją), a nie średnią wartością predykcji w konkretnym uczeniu; bias liczymy nie używając abs, tylko sumy kwadratów różnic (metryka euklidesowa, nie metryka L1)</text:span>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UM([.B6:.BI6])" office:value-type="float" office:value="132" calcext:value-type="float">
            <text:p>132</text:p>
          </table:table-cell>
          <table:table-cell office:value-type="string" calcext:value-type="string">
            <text:p>bdb; zwolnienie z egzaminu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Michał K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macierz kowariancji jest symetryczna i dodatnio określona (było wcześniej pokazane, jak ją losować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do wyjaśnienia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Dariusz R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SUM([.B8:.BI8])" office:value-type="float" office:value="71" calcext:value-type="float">
            <text:p>7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teusz J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9:.BI9])" office:value-type="float" office:value="97.5" calcext:value-type="float">
            <text:p>97.5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Yaroslav V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losować macierz kowariancji w całości (był wcześniej opis, jak to robić), dodać estymowanie macierzy z próby (link powyżej zadania)</text:p>
          </table:table-cell>
          <table:table-cell office:value-type="string" calcext:value-type="string">
            <text:p>do poprawy – trzeci plot powinien być elipsą (zmienna “table” jest dobrze zrobiona, ale trzeba poprawić wywołanie plot)</text:p>
          </table:table-cell>
          <table:table-cell table:number-columns-repeated="2" office:value-type="string" calcext:value-type="string">
            <text:p>do poprawy – narysować wykres 2D punktó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brak wytłumaczen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10:.BI10])" office:value-type="float" office:value="66" calcext:value-type="float">
            <text:p>6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ii K. (stan na 14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B11:.BI11])" office:value-type="float" office:value="122" calcext:value-type="float">
            <text:p>122</text:p>
          </table:table-cell>
          <table:table-cell office:value-type="string" calcext:value-type="string">
            <text:p>bdb; zwolnienie z egzaminu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Michał Si. (stan na 19.06.2017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 popraw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do poprawy</text:p>
          </table:table-cell>
          <table:table-cell office:value-type="string" calcext:value-type="string">
            <text:p>do poprawy – ta inicjalizacja ma szansę jeszcze działać, może warto zepsuć ją bardziej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2:.BI12])" office:value-type="float" office:value="72" calcext:value-type="float">
            <text:p>72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o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 poprawy - zdarzenie B2 to nie jest po prostu zdarzenie B1 w innej kolejnoś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la losowej macierzy kowariancji elipsy powiiny być “po skosie”</text:p>
          </table:table-cell>
          <table:table-cell office:value-type="string" calcext:value-type="string">
            <text:p>do poprawy – macierz kowariancji ma być wylosowana, a nie wpisana ręcznie; nawet ta wpisana ręcznie nie jest macierzą kowariancji, o czym też mówi komunikat pythona 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reshape, lepsze wytłumacze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string" calcext:value-type="string">
            <text:p>do poprawy – raczej oba nie spadają jednocześn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diag_X zostało przypisane do sub_diag, a następnie zmodyfikowane, co jest błędem; błędny rysunek, brak wyjaśnie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13:.BI13])" office:value-type="float" office:value="63" calcext:value-type="float">
            <text:p>63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table:number-columns-repeated="62"/>
          <table:table-cell office:value-type="string" calcext:value-type="string">
            <text:p>Progi punktowe: 66 - dst, 79 - dst+, 92 - db, 105 - db+, 118 – bdb</text:p>
          </table:table-cell>
          <table:table-cell table:number-columns-repeated="96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7:37:55.698931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19T17:37:48.816119549</dc:date>
    <meta:editing-duration>PT5H56M8S</meta:editing-duration>
    <meta:editing-cycles>60</meta:editing-cycles>
    <meta:document-statistic meta:table-count="1" meta:cell-count="933" meta:object-count="0"/>
  </office:meta>
</office:document-meta>
</file>